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9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418.39pt"/>
    </style:style>
    <style:style style:name="co5" style:family="table-column">
      <style:table-column-properties fo:break-before="auto" style:column-width="21.6pt"/>
    </style:style>
    <style:style style:name="co6" style:family="table-column">
      <style:table-column-properties fo:break-before="auto" style:column-width="36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1"/>
        <table:table-column table:style-name="co2" table:number-columns-repeated="6" table:default-cell-style-name="Default"/>
        <table:table-row table:style-name="ro1">
          <table:table-cell table:style-name="ce19"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Build-line farm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2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Build operation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Improve unit finding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Improve unit updating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Allied goals and sn’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wood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gold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stone</text:p>
          </table:table-cell>
          <table:table-cell table:number-columns-repeated="6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40" office:value-type="string" calcext:value-type="string">
            <text:p>0.16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berrie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sheep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Gather farm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Building footprint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Tile obstructions</text:p>
          </table:table-cell>
          <table:table-cell table:number-columns-repeated="6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40" office:value-type="string" calcext:value-type="string">
            <text:p>0.17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Military manager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Scout controller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Build-line all building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Auto eco techs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20" office:value-type="string" calcext:value-type="string">
            <text:p>Gatherer controller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20" office:value-type="string" calcext:value-type="string">
            <text:p>Farmer controller</text:p>
          </table:table-cell>
          <table:table-cell table:number-columns-repeated="5"/>
          <table:table-cell table:style-name="ce41"/>
        </table:table-row>
        <table:table-row table:style-name="ro1">
          <table:table-cell table:style-name="ce20" office:value-type="string" calcext:value-type="string">
            <text:p>Builder controller</text:p>
          </table:table-cell>
          <table:table-cell table:number-columns-repeated="5"/>
          <table:table-cell table:style-name="ce41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40" office:value-type="string" calcext:value-type="string">
            <text:p>0.1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9" office:value-type="string" calcext:value-type="string">
            <text:p>Attacker controller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9" office:value-type="string" calcext:value-type="string">
            <text:p>Heal controller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9" office:value-type="string" calcext:value-type="string">
            <text:p>Diplomacy manager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9" office:value-type="string" calcext:value-type="string">
            <text:p>Taunts and flare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Team id and communication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Strategie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Auto update gatherer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Auto production buildings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Hunter contro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AOC 1.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2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W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3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2" office:value-type="string" calcext:value-type="string">
            <text:p>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water map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3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mods</text:p>
          </table:table-cell>
          <table:table-cell table:number-columns-repeated="6"/>
        </table:table-row>
        <table:table-row table:style-name="ro1" table:number-rows-repeated="10485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am" table:style-name="ta1">
        <table:table-column table:style-name="co3" table:default-cell-style-name="ce38"/>
        <table:table-column table:style-name="co4" table:default-cell-style-name="ce38"/>
        <table:table-column table:style-name="co2" table:number-columns-repeated="1022" table:default-cell-style-name="ce38"/>
        <table:table-row table:style-name="ro1">
          <table:table-cell table:style-name="ce26" office:value-type="string" calcext:value-type="string">
            <text:p>Sn</text:p>
          </table:table-cell>
          <table:table-cell table:style-name="ce26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dentity (goal 420)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wn under attack: 1 = under attack, 0 = not under attack (goal 11)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ttacking: 1 = attacking, 0 = not attacking (goal 392)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sition: 1 = flank, 2 = pocket (goal 46)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sition self x (goal 478)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sition self y (goal 479)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chi Cut Priority: 0 = nothing, 4535 = you want priority to cut forests in MICHI (goal 499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ll build time in seconds of game time, -1 = no team wall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1 w1 x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1 w1 y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1 w2 x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1 w2 y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1 w3 x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1 w3 y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2 w1 x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2 w1 y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2 w2 x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2 w2 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2 w3 x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2 w3 y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3 w1 x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3 w1 y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3 w2 x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3 w2 y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3 w3 x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3 w3 y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4 w1 x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4 w1 y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4 w2 x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4 w2 y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4 w3 x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4 w3 y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5 w1 x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5 w1 y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5 w2 x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5 w2 y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5 w3 x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5 w3 y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6 w1 x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6 w1 y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6 w2 x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6 w2 y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6 w3 x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6 w3 y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7 w1 x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7 w1 y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7 w2 x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7 w2 y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7 w3 x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7 w3 y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8 w1 x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8 w1 y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8 w2 x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8 w2 y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8 w3 x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8 w3 y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5" table:number-columns-repeated="20" table:default-cell-style-name="ce49"/>
        <table:table-column table:style-name="co2" table:number-columns-repeated="1004" table:default-cell-style-name="ce49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6" table:default-cell-style-name="Default"/>
        <table:table-row table:style-name="ro1">
          <table:table-cell office:value-type="string" calcext:value-type="string">
            <text:p>cliff objects are object IDs 264-272, need up-point-contai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23:44:26.6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11-08T23:48:28.166000000</dc:date>
    <meta:editing-duration>P1DT14H47M46S</meta:editing-duration>
    <meta:editing-cycles>63</meta:editing-cycles>
    <meta:generator>LibreOffice/6.0.3.2$Windows_X86_64 LibreOffice_project/8f48d515416608e3a835360314dac7e47fd0b821</meta:generator>
    <meta:document-statistic meta:table-count="4" meta:cell-count="320" meta:object-count="0"/>
  </office:meta>
</office:document-meta>
</file>